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Arial, sans-serif"/>
  </office:font-face-decls>
  <office:automatic-styles>
    <style:style style:name="P1" style:family="paragraph" style:parent-style-name="Heading_20_1">
      <style:paragraph-properties fo:margin-left="0cm" fo:margin-right="0cm" fo:margin-top="0cm" fo:margin-bottom="0.499cm" style:contextual-spacing="false" fo:text-align="justify" style:justify-single-word="false" fo:orphans="2" fo:widows="2" fo:text-indent="0cm" style:auto-text-indent="false"/>
      <style:text-properties fo:font-size="26pt" fo:font-weight="bold" style:font-size-asian="26pt" style:font-weight-asian="bold" style:font-size-complex="26pt" style:font-weight-complex="bold"/>
    </style:style>
    <style:style style:name="P2" style:family="paragraph" style:parent-style-name="Standard">
      <style:paragraph-properties fo:margin-left="0cm" fo:margin-right="0cm" fo:margin-top="0cm" fo:margin-bottom="0.499cm" style:contextual-spacing="false" fo:text-align="justify" style:justify-single-word="false" fo:orphans="2" fo:widows="2" fo:text-indent="0cm" style:auto-text-indent="false"/>
      <style:text-properties fo:font-size="14pt" style:font-size-asian="14pt" style:font-size-complex="14pt"/>
    </style:style>
    <style:style style:name="P3" style:family="paragraph" style:parent-style-name="Standard">
      <style:paragraph-properties fo:text-align="justify" style:justify-single-word="false"/>
      <style:text-properties fo:font-size="14pt" style:font-size-asian="14pt" style:font-size-complex="14pt"/>
    </style:style>
    <style:style style:name="P4" style:family="paragraph" style:parent-style-name="Standard">
      <style:paragraph-properties fo:margin-left="0cm" fo:margin-right="0cm" fo:margin-top="0cm" fo:margin-bottom="0.499cm" style:contextual-spacing="false" fo:text-align="justify" style:justify-single-word="false" fo:orphans="2" fo:widows="2" fo:text-indent="0cm" style:auto-text-indent="false"/>
    </style:style>
    <style:style style:name="P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c4043" loext:opacity="100%" style:font-name="Roboto" fo:font-size="14pt" fo:letter-spacing="normal" fo:font-style="normal" fo:font-weight="normal" style:font-size-asian="14pt" style:font-size-complex="14pt"/>
    </style:style>
    <style:style style:name="P6" style:family="paragraph" style:parent-style-name="Text_20_body" style:list-style-name="L5">
      <style:paragraph-properties fo:margin-top="0cm" fo:margin-bottom="0cm" style:contextual-spacing="false" fo:text-align="justify" style:justify-single-word="false"/>
      <style:text-properties fo:font-size="14pt" fo:font-weight="bold" style:font-size-asian="14pt" style:font-size-complex="14pt"/>
    </style:style>
    <style:style style:name="P7" style:family="paragraph" style:parent-style-name="Text_20_body" style:list-style-name="L5">
      <style:paragraph-properties fo:text-align="justify" style:justify-single-word="false"/>
      <style:text-properties fo:font-size="14pt" fo:font-weight="bold" style:font-size-asian="14pt" style:font-size-complex="14pt"/>
    </style:style>
    <style:style style:name="P8" style:family="paragraph" style:parent-style-name="Text_20_body" style:list-style-name="L6">
      <style:paragraph-properties fo:text-align="justify" style:justify-single-word="false"/>
      <style:text-properties fo:font-size="14pt" officeooo:paragraph-rsid="001e91e5" style:font-size-asian="14pt" style:font-size-complex="14pt"/>
    </style:style>
    <style:style style:name="P9" style:family="paragraph" style:parent-style-name="Text_20_body" style:list-style-name="L7">
      <style:paragraph-properties fo:margin-top="0cm" fo:margin-bottom="0cm" style:contextual-spacing="false" fo:text-align="justify" style:justify-single-word="false"/>
      <style:text-properties fo:font-size="14pt" style:font-size-asian="14pt" style:font-size-complex="14pt"/>
    </style:style>
    <style:style style:name="P10" style:family="paragraph" style:parent-style-name="Text_20_body">
      <style:paragraph-properties fo:margin-left="0cm" fo:margin-right="0cm" fo:text-align="justify" style:justify-single-word="false" fo:orphans="2" fo:widows="2" fo:text-indent="0cm" style:auto-text-indent="false"/>
      <style:text-properties fo:font-size="14pt" style:font-size-asian="14pt" style:font-size-complex="14pt"/>
    </style:style>
    <style:style style:name="P11" style:family="paragraph" style:parent-style-name="Text_20_body" style:list-style-name="L1">
      <style:paragraph-properties fo:margin-top="0cm" fo:margin-bottom="0cm" style:contextual-spacing="false" fo:text-align="justify" style:justify-single-word="false"/>
      <style:text-properties fo:font-size="14pt" style:font-size-asian="14pt" style:font-size-complex="14pt"/>
    </style:style>
    <style:style style:name="P12" style:family="paragraph" style:parent-style-name="Text_20_body" style:list-style-name="L1">
      <style:paragraph-properties fo:text-align="justify" style:justify-single-word="false"/>
      <style:text-properties fo:font-size="14pt" style:font-size-asian="14pt" style:font-size-complex="14pt"/>
    </style:style>
    <style:style style:name="P13" style:family="paragraph" style:parent-style-name="Text_20_body" style:list-style-name="L2">
      <style:paragraph-properties fo:margin-top="0cm" fo:margin-bottom="0cm" style:contextual-spacing="false" fo:text-align="justify" style:justify-single-word="false"/>
      <style:text-properties fo:font-size="14pt" style:font-size-asian="14pt" style:font-size-complex="14pt"/>
    </style:style>
    <style:style style:name="P14" style:family="paragraph" style:parent-style-name="Text_20_body" style:list-style-name="L2">
      <style:paragraph-properties fo:text-align="justify" style:justify-single-word="false"/>
      <style:text-properties fo:font-size="14pt" style:font-size-asian="14pt" style:font-size-complex="14pt"/>
    </style:style>
    <style:style style:name="P15" style:family="paragraph" style:parent-style-name="Text_20_body" style:list-style-name="L3">
      <style:paragraph-properties fo:margin-top="0cm" fo:margin-bottom="0cm" style:contextual-spacing="false" fo:text-align="justify" style:justify-single-word="false"/>
      <style:text-properties fo:font-size="14pt" style:font-size-asian="14pt" style:font-size-complex="14pt"/>
    </style:style>
    <style:style style:name="P16" style:family="paragraph" style:parent-style-name="Text_20_body" style:list-style-name="L3">
      <style:paragraph-properties fo:text-align="justify" style:justify-single-word="false"/>
      <style:text-properties fo:font-size="14pt" style:font-size-asian="14pt" style:font-size-complex="14pt"/>
    </style:style>
    <style:style style:name="P17" style:family="paragraph" style:parent-style-name="Text_20_body" style:list-style-name="L4">
      <style:paragraph-properties fo:margin-top="0cm" fo:margin-bottom="0cm" style:contextual-spacing="false" fo:text-align="justify" style:justify-single-word="false"/>
      <style:text-properties fo:font-size="14pt" style:font-size-asian="14pt" style:font-size-complex="14pt"/>
    </style:style>
    <style:style style:name="P18" style:family="paragraph" style:parent-style-name="Text_20_body" style:list-style-name="L4">
      <style:paragraph-properties fo:text-align="justify" style:justify-single-word="false"/>
      <style:text-properties fo:font-size="14pt" style:font-size-asian="14pt" style:font-size-complex="14pt"/>
    </style:style>
    <style:style style:name="P19" style:family="paragraph" style:parent-style-name="Text_20_body" style:list-style-name="L7">
      <style:paragraph-properties fo:margin-top="0cm" fo:margin-bottom="0cm" style:contextual-spacing="false" fo:text-align="start" style:justify-single-word="false"/>
      <style:text-properties fo:font-size="14pt" style:font-size-asian="14pt" style:font-size-complex="14pt"/>
    </style:style>
    <style:style style:name="P20" style:family="paragraph" style:parent-style-name="Text_20_body" style:list-style-name="L6">
      <style:paragraph-properties fo:margin-top="0cm" fo:margin-bottom="0cm" style:contextual-spacing="false" fo:text-align="justify" style:justify-single-word="false"/>
      <style:text-properties fo:font-size="14pt" fo:background-color="#81d41a" style:font-size-asian="14pt" style:font-size-complex="14pt"/>
    </style:style>
    <style:style style:name="P21" style:family="paragraph" style:parent-style-name="Text_20_body">
      <style:paragraph-properties fo:margin-left="0cm" fo:margin-right="0cm" fo:text-align="justify" style:justify-single-word="false" fo:orphans="2" fo:widows="2" fo:text-indent="0cm" style:auto-text-indent="false"/>
    </style:style>
    <style:style style:name="T1" style:family="text">
      <style:text-properties fo:font-style="italic"/>
    </style:style>
    <style:style style:name="T2" style:family="text">
      <style:text-properties fo:font-style="italic" fo:font-weight="bold"/>
    </style:style>
    <style:style style:name="T3" style:family="text">
      <style:text-properties fo:font-weight="bold"/>
    </style:style>
    <style:style style:name="T4" style:family="text">
      <style:text-properties fo:font-variant="normal" fo:text-transform="none" fo:color="#3c4043" loext:opacity="100%" style:font-name="Roboto" fo:font-size="10.5pt" fo:letter-spacing="normal" fo:font-style="normal" fo:font-weight="normal"/>
    </style:style>
    <style:style style:name="T5" style:family="text">
      <style:text-properties fo:font-variant="normal" fo:text-transform="none" fo:color="#3c4043" loext:opacity="100%" style:font-name="Roboto" fo:font-size="10.5pt" fo:letter-spacing="normal" fo:font-style="italic"/>
    </style:style>
    <style:style style:name="T6" style:family="text">
      <style:text-properties fo:font-variant="normal" fo:text-transform="none" fo:color="#3c4043" loext:opacity="100%" style:font-name="Roboto" fo:font-size="10.5pt" fo:letter-spacing="normal" fo:font-style="italic" fo:font-weight="normal"/>
    </style:style>
    <style:style style:name="T7" style:family="text">
      <style:text-properties fo:font-variant="normal" fo:text-transform="none" fo:color="#3c4043" loext:opacity="100%" style:font-name="Roboto" fo:letter-spacing="normal" fo:font-style="italic"/>
    </style:style>
    <style:style style:name="T8" style:family="text">
      <style:text-properties fo:font-variant="normal" fo:text-transform="none" fo:color="#3c4043" loext:opacity="100%" style:font-name="Roboto" fo:letter-spacing="normal" fo:font-style="normal" fo:font-weight="normal"/>
    </style:style>
    <style:style style:name="T9" style:family="text">
      <style:text-properties fo:font-variant="normal" fo:text-transform="none" fo:color="#3c4043" loext:opacity="100%" style:font-name="Roboto" fo:font-size="14pt" fo:letter-spacing="normal" fo:font-style="normal" fo:font-weight="normal" style:font-size-asian="14pt" style:font-size-complex="14pt"/>
    </style:style>
    <style:style style:name="T10" style:family="text">
      <style:text-properties fo:font-variant="normal" fo:text-transform="none" fo:color="#3c4043" loext:opacity="100%" fo:letter-spacing="normal"/>
    </style:style>
    <style:style style:name="T11" style:family="text">
      <style:text-properties style:text-underline-style="solid" style:text-underline-width="auto" style:text-underline-color="font-color"/>
    </style:style>
    <style:style style:name="T12" style:family="text">
      <style:text-properties fo:font-size="14pt" style:font-size-asian="14pt" style:font-size-complex="14pt"/>
    </style:style>
    <style:style style:name="T13" style:family="text">
      <style:text-properties fo:font-size="14pt" fo:font-weight="bold" style:font-size-asian="14pt" style:font-size-complex="14pt"/>
    </style:style>
    <style:style style:name="T14" style:family="text">
      <style:text-properties officeooo:rsid="001e91e5"/>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7">Caso Práctico MotorRacing</text:span></text:h>
      <text:p text:style-name="P4"><text:span text:style-name="T6"/></text:p>
      <text:p text:style-name="P2"><text:span text:style-name="T8">A continuación, se describe un </text:span><text:span text:style-name="T3">caso de diseño y modelado de datos conforme al modelo Entidad Relación </text:span><text:span text:style-name="T8">dentro de la etapa de análisis y modelado del proyecto de  desarrollo de software, en el que el alumno deberá Diseñar el modelo de datos correspondiente al alcance de esta parte, en el que entre otras cosas identificar las </text:span><text:span text:style-name="T3">entidades</text:span><text:span text:style-name="T8">, con sus  </text:span><text:span text:style-name="T3">atributos y</text:span><text:span text:style-name="T10"> </text:span><text:span text:style-name="T8">las </text:span><text:span text:style-name="T3">relaciones </text:span><text:span text:style-name="T8">entre ellas, que según su criterio intervienen a lo largo del  proceso, y con ello plantear y representar un </text:span><text:span text:style-name="T3">modelo Entidad Relación </text:span><text:span text:style-name="T8">y representarlo en</text:span><text:line-break/><text:span text:style-name="T8">su  correspondiente </text:span><text:span text:style-name="T3">diagrama</text:span><text:span text:style-name="T8">, que refleje todos los elementos que intervienen en las</text:span><text:line-break/><text:span text:style-name="T8">diversas las  etapas o tareas del proceso, así como las acciones que cada una deberá asumir</text:span><text:line-break/><text:line-break/><text:span text:style-name="T2">Como reflejo de situaciones reales (aunque no deseables), es posible que el enunciado del caso  omita deliberadamente algunos detalles y/o atributos o métodos de las clases que intervienen  y son habituales y fácilmente inferibles por el alumno. Así, se valorará positivamente la inclusión en la solución de los datos de interés que no se hallen<text:line-break/>explícitos en este enunciado. </text:span><text:line-break/><text:line-break/><text:span text:style-name="T8">Para su realización se recomienda al alumno que se inspire en las prácticas realizadas en clase.  </text:span><text:span text:style-name="T3">Sintiéndose libre de proponer las soluciones que le parezcan más adecuadas.</text:span><text:line-break/><text:line-break/><text:span text:style-name="T3">En la realización del ejercicio, el alumno deberá hacer uso en la medida de que resulten  adecuadas, convenientes, necesarias o imprescindibles, de los elementos y posibilidades  que ofrece el modelo E-R</text:span><text:line-break/><text:line-break/><text:span text:style-name="T8">Queda claro que en este nivel del desarrollo </text:span><text:span text:style-name="T3">no se deberá incluir ningún tipo de  implementación.</text:span><text:line-break/><text:line-break/><text:span text:style-name="T8">Motor Racing POO, s.l., es una empresa dedicada la  preparación deportiva y reparación de</text:span><text:line-break/><text:span text:style-name="T8">vehículos terrestres a motor (automóviles, motocicletas, camiones u otros), y aunque una parte importantes  de sus clientes son competidores de diversas categorías, su fama ha hecho que en realidad su principal grupo de clientes sean particulares no deportistas del motor a los que  les gusta tener a sus vehículos “en forma”. </text:span><text:line-break/><text:line-break/><text:span text:style-name="T8">Como consecuencia, el número creciente de trabajos solicitados ha hecho difícil gestionar las citas y coordinar las reparaciones.</text:span><text:line-break/><text:soft-page-break/><text:line-break/><text:span text:style-name="T8">Por ello se han dirigido a la empresa de desarrollo de software en la que Vd. es analista programador para buscar una solución informática adaptada a sus necesidades. </text:span><text:line-break/><text:line-break/><text:span text:style-name="T8">Dada su amplia experiencia en el análisis de necesidades de los clientes y que además Vd. es un  buen aficionado al mundo del motor, se le ha responsabilizado de realizar el análisis </text:span><text:line-break/><text:span text:style-name="T8">correspondiente.</text:span><text:line-break/><text:line-break/><text:line-break/><text:span text:style-name="T8">Así, tras varias sesiones de trabajo en las instalaciones del cliente, ha podido ver en detalle su forma de trabajo y sus necesidades. Ahora a partir de sus anotaciones se dispone como segundo paso, a </text:span><text:span text:style-name="T3">modelar el sistema de gestión y registro de información adecuado correspondiente al Análisis del apartado 1º:</text:span></text:p>
      <text:list text:style-name="L5">
        <text:list-item>
          <text:p text:style-name="P6">Diagrama de flujo con todas las tareas y subprocesos</text:p>
        </text:list-item>
        <text:list-item>
          <text:p text:style-name="P7">Modelado de la base de datos: entidades, atributos y sus recorridos, relaciones, etc. Utilizando los correspondientes diagramas<text:line-break/>que incluirán todos los elementos necesarios entre los que se encuentran al<text:line-break/>menos, los mencionados en la introducción al caso</text:p>
        </text:list-item>
      </text:list>
      <text:p text:style-name="P21"><text:span text:style-name="T9">Sus anotaciones reflejan que el sistema constará de varios apartados diferentes pero relacionados  internamente:</text:span><text:span text:style-name="T12"><text:line-break/><text:line-break/></text:span><text:span text:style-name="T13">1º apartado, cita previa:</text:span><text:span text:style-name="T12"><text:line-break/><text:line-break/></text:span><text:span text:style-name="T9">La solicitud de cita se hará totalmente online desde la web del taller </text:span><text:a xlink:type="simple" xlink:href="http://www.mecanicadeportiva.es/" office:target-frame-name="_blank" xlink:show="new" text:style-name="Internet_20_link" text:visited-style-name="Visited_20_Internet_20_Link"><text:span text:style-name="T12">www.mecanicadeportiva.es</text:span></text:a><text:span text:style-name="T12"><text:line-break/><text:line-break/></text:span><text:span text:style-name="T9">A) El primer paso deberá distinguir si el usuario está registrado o no.</text:span></text:p>
      <text:list xml:id="list2456623391" text:style-name="L6">
        <text:list-item>
          <text:p text:style-name="P20">Si está registrado, deberá <text:span text:style-name="T1">loguearse </text:span>(hacer <text:span text:style-name="T1">login</text:span>). Interesa mantener registro <text:line-break/>del inicio y fin de la sesión.</text:p>
        </text:list-item>
        <text:list-item>
          <text:p text:style-name="P8">Si no lo está, se pedirá al cliente que se registre (aportando un email y una  contraseña personal), y al hacerlo se dará también el login por realizado. </text:p>
        </text:list-item>
        <text:list-item>
          <text:p text:style-name="P8">Una vez dentro del sistema se pedirán preferencias de horario y fechas para, en función <text:span text:style-name="T14">d</text:span>el diagnóstico, poder ofrecer el mejor momento para el que el cliente lleve el vehículo  al taller. Con independencia de la cita otorgada, los datos de esta preferencia deberán guardarse en el sistema por si en el futuro pudieran resultar interesantes para fines  estadísticos o comerciales.</text:p>
        </text:list-item>
      </text:list>
      <text:p text:style-name="P5"><text:soft-page-break/>B) El sistema permitirá realizar online la reserva de cita antes de acudir con el vehículo al  taller, con los siguientes detalles:</text:p>
      <text:list text:style-name="L7">
        <text:list-item>
          <text:p text:style-name="P9">La reserva deberá incluir datos de matrícula, marca, modelo y año del vehículo <text:line-break/>además del Nombre y DNI del propietario. Además de la fecha y hora.<text:line-break/>Por  defecto el sistema asignará estos datos al usuario de la sesión</text:p>
        </text:list-item>
        <text:list-item>
          <text:p text:style-name="P19">Desde la tarea de la reserva se dirigirá al usuario a un sistema independiente de  diagnóstico que formulará preguntas diversas al cliente y devolverá a nuestro  sistema el <text:span text:style-name="T1">Informe Diagnóstico</text:span>, sin pasar por el cliente. A efectos de este caso  de estudio, el informe representa una entidad que incluye una breve  descripción, la duración y el importe previstos de la reparación.</text:p>
          <text:p text:style-name="P9"/>
        </text:list-item>
      </text:list>
      <text:p text:style-name="P10"><text:span text:style-name="T8">C) El sistema enviará al cliente un email de recordatorio que incluye cita de calendario para  facilitar al cliente su anotación. La conservación de este email es responsabilidad exclusiva del sistema de correo electrónico, y por lo tanto fuera del actual alcance.</text:span> </text:p>
      <text:p text:style-name="P2"><text:span text:style-name="T3"><text:line-break/>2º Apartado Reparación</text:span><text:line-break/><text:line-break/><text:span text:style-name="T8">A)  A la hora y fecha de la cita el cliente llevará el vehículo al taller, quien</text:span><text:line-break/><text:span text:style-name="T8">conforme a las instrucciones que se le enviaron en el recordatorio de la cita,</text:span><text:line-break/><text:span text:style-name="T8">deberá entrar directamente con el vehículo en el taller. En el pasillo de</text:span><text:line-break/><text:span text:style-name="T8">acceso, una cámara leerá la matrícula y comunicará su llegada al responsable de</text:span><text:line-break/><text:span text:style-name="T8">recepción, quien saldrá a recibir al cliente. El sistema deberá guardar</text:span><text:line-break/><text:span text:style-name="T8">registro de este acceso, incluyendo entre otros datos una imagen del frontal</text:span><text:line-break/><text:span text:style-name="T8">del vehículo mostrando la matrícula.</text:span><text:line-break/><text:line-break/><text:line-break/><text:span text:style-name="T8">B)  El recepcionista tendrá una sesión informativa con el cliente donde de confirmarse</text:span><text:line-break/><text:span text:style-name="T8">el diagnóstico, le indicará:</text:span></text:p>
      <text:list text:style-name="L1">
        <text:list-item>
          <text:p text:style-name="P11">previsión de reparación a realizar</text:p>
        </text:list-item>
        <text:list-item>
          <text:p text:style-name="P11">previsión tiempo de espera</text:p>
        </text:list-item>
        <text:list-item>
          <text:p text:style-name="P12">si el diagnóstico real es otro al previsto, se registrará en nuevo diagnóstico y se informará al cliente de los cambios (<text:span text:style-name="T3">En<text:line-break/>este punto a fin de no exceder el alcance del caso se considerará que el cliente acepta el nuevo diagnóstico</text:span>)</text:p>
        </text:list-item>
      </text:list>
      <text:p text:style-name="P5">C)  Durante la reparación se incorporarán a la correspondiente orden de taller, indicándolo en el sistema:</text:p>
      <text:list text:style-name="L2">
        <text:list-item>
          <text:p text:style-name="P13"><text:soft-page-break/>las piezas de repuesto con sus cantidades y susprecios</text:p>
        </text:list-item>
        <text:list-item>
          <text:p text:style-name="P14">la mano de obra necesaria con detalle de nº de horas y precio por hora</text:p>
        </text:list-item>
      </text:list>
      <text:p text:style-name="P5">D)      Al finalizar la reparación el sistema, de manera automática:</text:p>
      <text:list text:style-name="L3">
        <text:list-item>
          <text:p text:style-name="P15">Creará la factura</text:p>
        </text:list-item>
        <text:list-item>
          <text:p text:style-name="P16">Notificará al smartphone del cliente el evento<text:line-break/>de finalización de la reparación, invitándole a recoger el vehículo. (La<text:line-break/>conservación de esta notificación será responsabilidad del sistema de<text:line-break/>notificaciones y por lo tanto fuera del alcance el presente análisis)</text:p>
        </text:list-item>
      </text:list>
      <text:p text:style-name="P10"><text:span text:style-name="T8">E)  En cuanto el cliente se presente a recoger el vehículo el recepcionista se ocupará</text:span><text:line-break/><text:span text:style-name="T8">de hacer la entrega al cliente, cobrando previamente la factura ya creada. La</text:span><text:line-break/><text:span text:style-name="T8">empresa solo admite pago al contado en efectivo o con tarjeta y le conviene</text:span><text:line-break/><text:span text:style-name="T8">registrar cuál ha sido el medio utilizado a fin de conciliación de tesorería.</text:span><text:line-break/><text:line-break/><text:line-break/><text:span text:style-name="T8">F)  Tras la entrega del vehículo, el sistema invitará al usuario a marcar su nivel de</text:span><text:line-break/><text:span text:style-name="T8">satisfacción mediante una notificación a su smartphone. Puesto que esta</text:span><text:line-break/><text:span text:style-name="T8">información es muy importante para el departamento de márketing, se guardará</text:span><text:line-break/><text:span text:style-name="T8">registro del envío de la notificación y de las respuestas obtenidas del</text:span><text:line-break/><text:span text:style-name="T8">cliente.</text:span></text:p>
      <text:list text:style-name="L4">
        <text:list-item>
          <text:p text:style-name="P17">Si el cliente responde antes de 24 horas la<text:line-break/>encuesta se tendrá en cuenta</text:p>
        </text:list-item>
        <text:list-item>
          <text:p text:style-name="P18">Si transcurren 24 horas sin repuesta la<text:line-break/>notificación caducará y ya no se podrá responder.</text:p>
        </text:list-item>
      </text:list>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1T19:25:33.682000000</meta:creation-date>
    <dc:date>2023-04-11T20:20:01.900000000</dc:date>
    <meta:editing-duration>PT54M29S</meta:editing-duration>
    <meta:editing-cycles>2</meta:editing-cycles>
    <meta:generator>LibreOffice/7.5.0.3$Windows_X86_64 LibreOffice_project/c21113d003cd3efa8c53188764377a8272d9d6de</meta:generator>
    <meta:document-statistic meta:table-count="0" meta:image-count="0" meta:object-count="0" meta:page-count="4" meta:paragraph-count="26" meta:word-count="1205" meta:character-count="7387" meta:non-whitespace-character-count="6161"/>
  </office:meta>
</office:document-meta>
</file>